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EventHandler.charactersInternal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LocationAdapter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LocationAdapter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LocationAdapter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Handler.StaxEventHandler( XMLEventWriter eventWriter , XMLEvent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xEventHandler.setDocumentLocator( @ Nullable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xEventHandler.endDocument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Handler.getAttributes( Attribut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xEventHandler.startDocument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Handler.startElementInternal( QName name , Attributes atts , Map &lt; String , String &gt; namespace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torLocationAdapter.getCharacter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Handler.ignorableWhitespaceInternal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LocationAdapter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Handler.cDataInternal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Handler.endElementInternal( QName name , Map &lt; String , String &gt; namespace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xEventHandler.getNamespaces( Map &lt; String , String &gt; namespaceMapp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torLocationAdapter.LocatorLocationAdapte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Handler.dtdInternal( String dt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Handler.processingInstructionInternal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EventHandler.skippedEntityInternal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xEventHandler.StaxEventHandler( XMLEventWriter event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xEventHandler.commentInternal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